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border="0.0346in solid #000000"/>
    </style:style>
    <style:style style:name="P2" style:family="paragraph">
      <style:paragraph-properties fo:border-top="0.0346in solid #000000" fo:border-bottom="0.0346in solid #000000"/>
    </style:style>
    <style:style style:name="P3" style:family="paragraph">
      <style:paragraph-properties fo:border-left="0.0346in solid #000000" fo:border-right="0.0346in solid #000000"/>
    </style:style>
    <style:style style:name="P4" style:family="paragraph">
      <style:paragraph-properties fo:border-left="none" fo:border-right="0.0346in solid #000000"/>
    </style:style>
    <style:style style:name="P5" style:family="paragraph">
      <style:paragraph-properties fo:border-top="none" fo:border-bottom="0.0346in solid #000000"/>
    </style:style>
  </office:automatic-styles>
  <office:body>
    <office:text>
      <text:p text:style-name="P1">
     This is an example of paragraph with border. The line arrangement is top, bottom, left and right.
     This is an example of paragraph with border. The line arrangement is top, bottom, left and right.
     This is an example of paragraph with border. The line arrangement is top, bottom, left and right.
        </text:p>
      <text:p/>
      <text:p text:style-name="P2">
     This is an example of paragraph with border. The line arrangement is top and bottom.
     This is an example of paragraph with border. The line arrangement is top and bottom.
     This is an example of paragraph with border. The line arrangement is top and bottom.
        </text:p>
      <text:p/>
      <text:p text:style-name="P3">
     This is an example of paragraph with border. The line arrangement is left and right.
     This is an example of paragraph with border. The line arrangement is left and right.
     This is an example of paragraph with border. The line arrangement is left and right.
        </text:p>
      <text:p/>
      <text:p text:style-name="P4">
     This is an example of paragraph with border. The line arrangement is right only.
     This is an example of paragraph with border. The line arrangement is right only.
     This is an example of paragraph with border. The line arrangement is right only.
        </text:p>
      <text:p/>
      <text:p text:style-name="P5">
     This is an example of paragraph with border. The line arrangement is bottom only.
     This is an example of paragraph with border. The line arrangement is bottom only.
     This is an example of paragraph with border. The line arrangement is bottom on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